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000000100D054B057E2D8438F.png" manifest:media-type="image/png"/>
  <manifest:file-entry manifest:full-path="Pictures/1000020100000100000001005813BAB80DB1B847.png" manifest:media-type="image/png"/>
  <manifest:file-entry manifest:full-path="Pictures/100002010000010000000100401FD949987864DE.png" manifest:media-type="image/png"/>
  <manifest:file-entry manifest:full-path="Pictures/10000201000001000000010023D87B0748D0EE48.png" manifest:media-type="image/png"/>
  <manifest:file-entry manifest:full-path="Pictures/10000201000001000000010053C356DF39372DE6.png" manifest:media-type="image/png"/>
  <manifest:file-entry manifest:full-path="Pictures/10000201000001000000010060A4C73A5B4EC8F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78.18cm" svg:height="6.772cm" svg:x="7.633cm" svg:y="10.714cm">
          <draw:image xlink:href="Pictures/10000201000001000000010060A4C73A5B4EC8F9.png" xlink:type="simple" xlink:show="embed" xlink:actuate="onLoad" loext:mime-type="image/png">
            <text:p/>
          </draw:image>
        </draw:frame>
        <draw:g>
          <draw:frame draw:style-name="gr1" draw:text-style-name="P2" draw:layer="layout" svg:width="2.794cm" svg:height="2.794cm" svg:x="3.258cm" svg:y="8.239cm">
            <draw:image xlink:href="Pictures/10000201000001000000010053C356DF39372DE6.png" xlink:type="simple" xlink:show="embed" xlink:actuate="onLoad" loext:mime-type="image/png">
              <text:p/>
            </draw:image>
          </draw:frame>
          <draw:frame draw:style-name="gr1" draw:text-style-name="P1" draw:layer="layout" svg:width="2.794cm" svg:height="2.794cm" svg:x="3.312cm" svg:y="12.049cm">
            <draw:image xlink:href="Pictures/10000201000001000000010023D87B0748D0EE48.png" xlink:type="simple" xlink:show="embed" xlink:actuate="onLoad" loext:mime-type="image/png">
              <text:p/>
            </draw:image>
          </draw:frame>
          <draw:frame draw:style-name="gr1" draw:text-style-name="P1" draw:layer="layout" svg:width="2.794cm" svg:height="2.794cm" svg:x="13.468cm" svg:y="12.049cm">
            <draw:image xlink:href="Pictures/10000201000001000000010060A4C73A5B4EC8F9.png" xlink:type="simple" xlink:show="embed" xlink:actuate="onLoad" loext:mime-type="image/png">
              <text:p/>
            </draw:image>
          </draw:frame>
          <draw:frame draw:style-name="gr1" draw:text-style-name="P2" draw:layer="layout" svg:width="2.794cm" svg:height="2.794cm" svg:x="13.571cm" svg:y="8.239cm">
            <draw:image xlink:href="Pictures/10000201000001000000010053C356DF39372DE6.png" xlink:type="simple" xlink:show="embed" xlink:actuate="onLoad" loext:mime-type="image/png">
              <text:p/>
            </draw:image>
          </draw:frame>
          <draw:frame draw:style-name="gr1" draw:text-style-name="P1" draw:layer="layout" svg:width="2.794cm" svg:height="2.794cm" svg:x="7.86cm" svg:y="10.352cm">
            <draw:image xlink:href="Pictures/100002010000010000000100401FD949987864DE.png" xlink:type="simple" xlink:show="embed" xlink:actuate="onLoad" loext:mime-type="image/png">
              <text:p/>
            </draw:image>
          </draw:frame>
          <draw:frame draw:style-name="gr1" draw:text-style-name="P1" draw:layer="layout" svg:width="2.794cm" svg:height="2.794cm" svg:x="1.726cm" svg:y="16.456cm">
            <draw:image xlink:href="Pictures/1000020100000100000001005813BAB80DB1B847.png" xlink:type="simple" xlink:show="embed" xlink:actuate="onLoad" loext:mime-type="image/png">
              <text:p/>
            </draw:image>
          </draw:frame>
          <draw:frame draw:style-name="gr1" draw:text-style-name="P1" draw:layer="layout" svg:width="2.794cm" svg:height="2.794cm" svg:x="12.126cm" svg:y="16.456cm">
            <draw:image xlink:href="Pictures/1000020100000100000001005813BAB80DB1B847.png" xlink:type="simple" xlink:show="embed" xlink:actuate="onLoad" loext:mime-type="image/png">
              <text:p/>
            </draw:image>
          </draw:frame>
          <draw:frame draw:style-name="gr2" draw:text-style-name="P3" draw:layer="layout" svg:width="2.794cm" svg:height="2.794cm" svg:x="5.404cm" svg:y="16.414cm">
            <draw:image xlink:href="Pictures/100002010000010000000100D054B057E2D8438F.png" xlink:type="simple" xlink:show="embed" xlink:actuate="onLoad" loext:mime-type="image/png">
              <text:p/>
            </draw:image>
          </draw:frame>
          <draw:frame draw:style-name="gr2" draw:text-style-name="P3" draw:layer="layout" svg:width="2.794cm" svg:height="2.794cm" svg:x="15.504cm" svg:y="16.414cm">
            <draw:image xlink:href="Pictures/100002010000010000000100D054B057E2D8438F.png" xlink:type="simple" xlink:show="embed" xlink:actuate="onLoad" loext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7T11:37:59.228127612</meta:creation-date>
    <dc:date>2021-08-27T13:47:37.368886574</dc:date>
    <meta:editing-duration>PT59M46S</meta:editing-duration>
    <meta:editing-cycles>3</meta:editing-cycles>
    <meta:generator>LibreOffice/6.4.7.2$Linux_X86_64 LibreOffice_project/40$Build-2</meta:generator>
    <meta:document-statistic meta:object-count="11"/>
  </office:meta>
</office:document-meta>
</file>